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5pt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sans-serif" fo:font-size="15pt" officeooo:paragraph-rsid="001dc09d"/>
    </style:style>
    <style:style style:name="P3" style:family="paragraph" style:parent-style-name="Standard">
      <style:text-properties style:font-name="sans-serif" fo:font-size="17.25pt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T1" style:family="text">
      <style:text-properties officeooo:rsid="001dc0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4 Zakres odpowiedzialności systemu</text:p>
      <text:p text:style-name="P1"/>
      <text:p text:style-name="P2">W zakres odpowiedzialności systemu wchodzą wymienione obszary aktywności. </text:p>
      <text:p text:style-name="P2">Będą one realizowane w pełnym zakresie. <text:span text:style-name="T1">System nie pomożę w zrealizowaniu rekrutacji, a jedynie odnotuje wyniki takie postępowania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bychu </meta:initial-creator>
    <meta:creation-date>2015-03-26T20:33:16.676010705</meta:creation-date>
    <meta:generator>LibreOffice/4.2.7.2$Linux_X86_64 LibreOffice_project/420m0$Build-2</meta:generator>
    <dc:date>2015-03-26T20:41:44.778682919</dc:date>
    <dc:creator>zbychu </dc:creator>
    <meta:editing-duration>PT29S</meta:editing-duration>
    <meta:editing-cycles>2</meta:editing-cycles>
    <meta:document-statistic meta:table-count="0" meta:image-count="0" meta:object-count="0" meta:page-count="1" meta:paragraph-count="3" meta:word-count="30" meta:character-count="241" meta:non-whitespace-character-count="213"/>
  </office:meta>
</office:document-meta>
</file>